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129.66pt"/>
    </style:style>
    <style:style style:name="co7" style:family="table-column">
      <style:table-column-properties fo:break-before="auto" style:column-width="206.11pt"/>
    </style:style>
    <style:style style:name="co8" style:family="table-column">
      <style:table-column-properties fo:break-before="auto" style:column-width="137.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82.8pt"/>
    </style:style>
    <style:style style:name="co11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9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599d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eople who dont enter the shop</text:p>
          </table:table-cell>
          <table:table-cell office:value-type="string" calcext:value-type="string">
            <text:p>Our resul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P(le cuenta)</text:p>
          </table:table-cell>
          <table:table-cell office:value-type="string" calcext:value-type="string">
            <text:p>FP(le cuenta y no deberia)</text:p>
          </table:table-cell>
          <table:table-cell office:value-type="string" calcext:value-type="string">
            <text:p>FN(no le cuenta y deberia)</text:p>
          </table:table-cell>
          <table:table-cell office:value-type="string" calcext:value-type="string">
            <text:p>TN(no les tiene que contar y no les cuenta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terExitCrossingPaths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terExitCrossingPaths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C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LeaveShop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C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LeaveShop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-[.C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LeaveShopReenter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-[.C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LeaveShopReenter2fro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-[.C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ShopOneWait1fro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8]-[.C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ShopOneWait2fro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9]-[.C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StopEnter1fro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0]-[.C10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StopEnter2fro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]-[.C1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StopMoveEnter1fro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2]-[.C1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neStopMoveEnter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-[.C1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OneStopMoveNoEnter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-[.C1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1" office:value-type="string" calcext:value-type="string" table:number-columns-spanned="2" table:number-rows-spanned="2">
            <text:p>GROUNDTRUTH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OneStopMoveNoEnter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-[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covered-table-cell table:style-name="ce3"/>
          <table:covered-table-cell table:style-name="ce7"/>
        </table:table-row>
        <table:table-row table:style-name="ro1">
          <table:table-cell office:value-type="string" calcext:value-type="string">
            <text:p>OneStopNoEnter1fro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-[.C1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neStopNoEnter2fro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7]-[.C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 table:number-columns-spanned="1" table:number-rows-spanned="2">
            <text:p>PREDICTED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TP=15</text:p>
          </table:table-cell>
          <table:table-cell table:style-name="ce6" office:value-type="string" calcext:value-type="string">
            <text:p>FP=4</text:p>
          </table:table-cell>
        </table:table-row>
        <table:table-row table:style-name="ro1">
          <table:table-cell office:value-type="string" calcext:value-type="string">
            <text:p>ShopAssistant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-[.C1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covered-table-cell/>
          <table:table-cell table:style-name="ce2" office:value-type="string" calcext:value-type="string">
            <text:p>NEGATIVE</text:p>
          </table:table-cell>
          <table:table-cell table:style-name="ce6" office:value-type="string" calcext:value-type="string">
            <text:p>FN=36</text:p>
          </table:table-cell>
          <table:table-cell table:style-name="ce5" office:value-type="string" calcext:value-type="string">
            <text:p>TN=54</text:p>
          </table:table-cell>
        </table:table-row>
        <table:table-row table:style-name="ro1">
          <table:table-cell office:value-type="string" calcext:value-type="string">
            <text:p>ShopAssistant2fro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9]-[.C1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ePastShop1fron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20]-[.C2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ePastShop2fron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21]-[.C2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woEnterShop1fro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]-[.C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woEnterShop2fro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3]-[.C2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woEnterShop3fro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4]-[.C24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woLeaveShop1fro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5]-[.C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otals</text:p>
          </table:table-cell>
          <table:table-cell table:formula="of:=SUM([.B2:.B26])" office:value-type="float" office:value="51" calcext:value-type="float">
            <text:p>51</text:p>
          </table:table-cell>
          <table:table-cell table:formula="of:=SUM([.C2:.C26])" office:value-type="float" office:value="19" calcext:value-type="float">
            <text:p>19</text:p>
          </table:table-cell>
          <table:table-cell table:formula="of:=SUM([.D2:.D26])" office:value-type="float" office:value="32" calcext:value-type="float">
            <text:p>32</text:p>
          </table:table-cell>
          <table:table-cell table:formula="of:=SUM([.E2:.E25])" office:value-type="float" office:value="15" calcext:value-type="float">
            <text:p>15</text:p>
          </table:table-cell>
          <table:table-cell table:formula="of:=SUM([.F2:.F25])" office:value-type="float" office:value="4" calcext:value-type="float">
            <text:p>4</text:p>
          </table:table-cell>
          <table:table-cell table:formula="of:=SUM([.G2:.G25])" office:value-type="float" office:value="36" calcext:value-type="float">
            <text:p>36</text:p>
          </table:table-cell>
          <table:table-cell table:formula="of:=SUM([.H2:.H25])" office:value-type="float" office:value="54" calcext:value-type="float">
            <text:p>54</text:p>
          </table:table-cell>
          <table:table-cell table:number-columns-repeated="11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FN 36 personas que no han sido detectadas por el sistema, a pesar de que si han pasado de largo, debido en su mayor medida por oclusiones, (grupos de personas, los cuales solo se detectan como 1) y a veces que no se detecta bien la persona al borde de la imagen, dando la sensacion de que nunca salió de el area definida de tienda.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4 FP, donde personas que entran en la tienda se cuentan como personas que pasan de largo, en su mayoría se debe a que la precision del detector es muy variable y en determinadas zonas puede variar mucho el bbox de la persona, pareciendo que entre en la tienda cuando en verdad no entró.</text:p>
          </table:table-cell>
          <table:table-cell table:number-columns-repeated="9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Sensitivity Recall o TPR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P/(TP+FN)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E27]/([.E27]+[.G27])" office:value-type="float" office:value="0.294117647058823" calcext:value-type="float">
            <text:p>0.294117647058823</text:p>
          </table:table-cell>
          <table:table-cell office:value-type="string" calcext:value-type="string">
            <text:p>De todos los que deberiamos haber contado hemos contado solo el 30%, un 70% de personas que pasan de largo se escapan a nuestro sistema.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Specifity o TNR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N/(TN+FP)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H27]/([.H27]+[.F27])" office:value-type="float" office:value="0.931034482758621" calcext:value-type="float">
            <text:p>0.931034482758621</text:p>
          </table:table-cell>
          <table:table-cell office:value-type="string" calcext:value-type="string">
            <text:p>Representa el porcentaje de gente que no habria que contar y no se cuenta. Como se aprecia el sistema apenas se equivoca a la hora de no contar a la gente. 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Conclusiones de esto: el sistema lo hace bien a la hora de no contar a la gente que entra en la tienda, pero tiene tendencia a no contar como se aprecia del bajo recall.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Precision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P/(TP+FP)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E27]/([.E27]+[.F27])" office:value-type="float" office:value="0.789473684210526" calcext:value-type="float">
            <text:p>0.789473684210526</text:p>
          </table:table-cell>
          <table:table-cell office:value-type="string" calcext:value-type="string">
            <text:p>De los que contamos que pasan de largo cuanto estamos seguros de que de verdad pasan de largo.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Accuracy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P+TN/total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([.E27]+[.H27])/([.E27]+[.F27]+[.G27]+[.H27])" office:value-type="float" office:value="0.63302752293578" calcext:value-type="float">
            <text:p>0.63302752293578</text:p>
          </table:table-cell>
          <table:table-cell office:value-type="string" calcext:value-type="string">
            <text:p>Cuanto del total se acierta, nos da una medida general del acierto del sistema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F1-score 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2*(precision*sensitivity)/(precision+sensitiviy)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2*([.I45]*[.I58])/([.I45]+[.I58])" office:value-type="float" office:value="0.428571428571429" calcext:value-type="float">
            <text:p>0.42857142857142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Debido al bajo valor de sensitivity o TPR se obtiene un f1 score baj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2:39:06.229424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3:00:17.444136994</meta:creation-date>
    <dc:date>2019-04-07T17:18:41.581381621</dc:date>
    <meta:editing-duration>PT2H3M46S</meta:editing-duration>
    <meta:editing-cycles>10</meta:editing-cycles>
    <meta:generator>LibreOffice/6.0.7.3$Linux_X86_64 LibreOffice_project/00m0$Build-3</meta:generator>
    <meta:document-statistic meta:table-count="1" meta:cell-count="241" meta:object-count="0"/>
  </office:meta>
</office:document-meta>
</file>